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1"/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4" style:family="table-cell" style:parent-style-name="Default" style:data-style-name="N121">
      <style:table-cell-properties style:vertical-align="top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1"/>
        <table:table-column table:style-name="co16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7"/>
        </table:table-row>
        <table:table-row table:style-name="ro2">
          <table:table-cell table:number-columns-repeated="907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5"/>
        </table:table-row>
        <table:table-row table:style-name="ro4">
          <table:table-cell/>
          <table:table-cell table:style-name="ce56" office:value-type="string" calcext:value-type="string">
            <text:p>Taller de Traducción Ingeniería y Adelantos Tecnológicos</text:p>
          </table:table-cell>
          <table:table-cell table:number-columns-repeated="32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6A1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8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6" office:value-type="string" calcext:value-type="string" table:number-columns-spanned="4" table:number-rows-spanned="1">
            <text:p>Formative Assessments <text:s/>==&gt;</text:p>
          </table:table-cell>
          <table:covered-table-cell table:style-name="ce23"/>
          <table:covered-table-cell table:style-name="ce1"/>
          <table:covered-table-cell/>
          <table:table-cell table:number-columns-repeated="2"/>
          <table:table-cell table:style-name="ce54"/>
          <table:table-cell table:number-columns-repeated="5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6">
          <table:table-cell table:number-columns-repeated="907"/>
        </table:table-row>
        <table:table-row table:style-name="ro7">
          <table:table-cell table:style-name="ce1" table:number-columns-repeated="2"/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2"/>
          <table:table-cell table:style-name="ce67"/>
          <table:table-cell table:style-name="ce1" table:number-columns-repeated="2"/>
          <table:table-cell table:style-name="ce51"/>
          <table:table-cell/>
          <table:table-cell table:style-name="ce1" table:number-columns-repeated="4"/>
          <table:table-cell table:style-name="ce51"/>
          <table:table-cell/>
          <table:table-cell table:style-name="ce1" table:number-columns-repeated="879"/>
        </table:table-row>
        <table:table-row table:style-name="ro8">
          <table:table-cell table:number-columns-repeated="4"/>
          <table:table-cell table:style-name="ce23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3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4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3"/>
          <table:table-cell table:style-name="ce1"/>
          <table:table-cell/>
          <table:table-cell table:style-name="ce1"/>
          <table:table-cell office:value-type="string" calcext:value-type="string">
            <text:p>Scoring:</text:p>
          </table:table-cell>
          <table:table-cell table:number-columns-repeated="3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 office:value-type="string" calcext:value-type="string">
            <text:p>Rubrics HW_01</text:p>
          </table:table-cell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2.1</text:p>
          </table:table-cell>
          <table:table-cell table:style-name="ce83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 table:number-columns-repeated="2"/>
          <table:table-cell table:style-name="ce74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8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8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 table:number-columns-repeated="2"/>
          <table:table-cell table:style-name="ce22" table:formula="of:=(8.5+9+8.5)/3" office:value-type="float" office:value="8.66666666666667" calcext:value-type="float">
            <text:p>8.7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 table:number-columns-repeated="4"/>
          <table:table-cell office:value-type="string" calcext:value-type="string">
            <text:p>Sar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8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 table:number-columns-repeated="4"/>
          <table:table-cell office:value-type="string" calcext:value-type="string">
            <text:p>Lissette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8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 table:number-columns-repeated="2"/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 table:number-columns-repeated="4"/>
          <table:table-cell office:value-type="string" calcext:value-type="string">
            <text:p>Hugo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8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 table:number-columns-repeated="4"/>
          <table:table-cell office:value-type="string" calcext:value-type="string">
            <text:p>Kim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8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8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 table:number-columns-repeated="2"/>
          <table:table-cell table:style-name="ce76" table:formula="of:=(9+8.5+9)/3" office:value-type="float" office:value="8.83333333333333" calcext:value-type="float">
            <text:p>8.8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 table:number-columns-repeated="2"/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8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 table:number-columns-repeated="4"/>
          <table:table-cell office:value-type="string" calcext:value-type="string">
            <text:p>Carlos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4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 table:number-columns-repeated="2"/>
          <table:table-cell table:style-name="ce22" table:formula="of:=(9+9+9)/3" office:value-type="float" office:value="9" calcext:value-type="float">
            <text:p>9.0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 table:number-columns-repeated="4"/>
          <table:table-cell office:value-type="string" calcext:value-type="string">
            <text:p>Kevin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8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 table:number-columns-repeated="2"/>
          <table:table-cell table:style-name="ce22" table:formula="of:=(9+9+9)/3" office:value-type="float" office:value="9" calcext:value-type="float">
            <text:p>9.0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 table:number-columns-repeated="4"/>
          <table:table-cell office:value-type="string" calcext:value-type="string">
            <text:p>Diego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8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2"/>
          <table:table-cell table:style-name="ce22" table:formula="of:=(9+9.5+9.5)/3" office:value-type="float" office:value="9.33333333333333" calcext:value-type="float">
            <text:p>9.3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8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 table:number-columns-repeated="4"/>
          <table:table-cell office:value-type="string" calcext:value-type="string">
            <text:p>Annett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 table:number-columns-repeated="2"/>
          <table:table-cell table:style-name="ce22" table:formula="of:=(9+9+9)/3" office:value-type="float" office:value="9" calcext:value-type="float">
            <text:p>9.0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 table:number-columns-repeated="4"/>
          <table:table-cell office:value-type="string" calcext:value-type="string">
            <text:p>Dafn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 table:number-columns-repeated="2"/>
          <table:table-cell table:style-name="ce22" table:formula="of:=(8+9+8.5)/3" office:value-type="float" office:value="8.5" calcext:value-type="float">
            <text:p>8.5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 table:number-columns-repeated="4"/>
          <table:table-cell office:value-type="string" calcext:value-type="string">
            <text:p>Uri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 table:number-columns-repeated="2"/>
          <table:table-cell table:style-name="ce22" table:formula="of:=(8.5+8+9)/3" office:value-type="float" office:value="8.5" calcext:value-type="float">
            <text:p>8.5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 table:number-columns-repeated="4"/>
          <table:table-cell office:value-type="string" calcext:value-type="string">
            <text:p>Kassandr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Janet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Janet</text:p>
          </table:table-cell>
          <table:table-cell table:style-name="ce64" table:number-columns-repeated="2"/>
          <table:table-cell office:value-type="string" calcext:value-type="string">
            <text:p>Janet</text:p>
          </table:table-cell>
          <table:table-cell/>
          <table:table-cell table:style-name="ce16"/>
          <table:table-cell table:style-name="ce64"/>
          <table:table-cell table:style-name="ce22"/>
          <table:table-cell table:style-name="ce64" table:number-columns-repeated="2"/>
          <table:table-cell office:value-type="string" calcext:value-type="string">
            <text:p>Janet</text:p>
          </table:table-cell>
          <table:table-cell/>
          <table:table-cell table:style-name="ce16"/>
          <table:table-cell table:style-name="ce64" table:number-columns-repeated="3"/>
          <table:table-cell office:value-type="string" calcext:value-type="string">
            <text:p>Janet</text:p>
          </table:table-cell>
          <table:table-cell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2"/>
          <table:table-cell table:style-name="ce22"/>
          <table:table-cell table:style-name="ce64" table:number-columns-repeated="2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/>
          <table:table-cell table:style-name="ce68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2"/>
          <table:table-cell table:style-name="ce22"/>
          <table:table-cell table:style-name="ce64" table:number-columns-repeated="2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number-columns-repeated="7"/>
          <table:table-cell table:style-name="ce8"/>
          <table:table-cell table:number-columns-repeated="896"/>
        </table:table-row>
        <table:table-row table:style-name="ro1">
          <table:table-cell table:number-columns-repeated="907"/>
        </table:table-row>
        <table:table-row table:style-name="ro1">
          <table:table-cell table:number-columns-repeated="4"/>
          <table:table-cell table:style-name="ce69"/>
          <table:table-cell table:number-columns-repeated="902"/>
        </table:table-row>
        <table:table-row table:style-name="ro1" table:number-rows-repeated="1048542">
          <table:table-cell table:number-columns-repeated="907"/>
        </table:table-row>
        <table:table-row table:style-name="ro1">
          <table:table-cell table:number-columns-repeated="907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2T09:50:23.731215418</dc:date>
    <meta:editing-duration>P2DT13H3M56S</meta:editing-duration>
    <meta:editing-cycles>441</meta:editing-cycles>
    <meta:generator>LibreOffice/7.3.7.2$Linux_X86_64 LibreOffice_project/30$Build-2</meta:generator>
    <meta:document-statistic meta:table-count="1" meta:cell-count="133" meta:object-count="0"/>
  </office:meta>
</office:document-meta>
</file>